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5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3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, 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1893</text:p>
      <text:p text:style-name="P4">Month<text:tab/><text:tab/><text:tab/><text:tab/><text:tab/><text:tab/>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Congregation Mikveh Israel (Philadelphia, Pa.)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Y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4</text:p>
      <text:p text:style-name="P4">Number of Sheets<text:tab/><text:tab/><text:tab/><text:tab/>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Only the annotation on page 22 is transcribed.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The resolution was found, and I acknowledged/ my error, both this and the other on the date/ in p 18 to the President of the J. H. S./ on December 28. 93 when the 2nd meet/-ing of the H. S. took place in N. 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4:44:36.66</meta:creation-date>
    <meta:document-statistic meta:table-count="0" meta:image-count="0" meta:object-count="0" meta:page-count="2" meta:paragraph-count="62" meta:word-count="216" meta:character-count="1556"/>
    <dc:date>2013-01-28T14:49:10.69</dc:date>
    <meta:editing-duration>PT4M34S</meta:editing-duration>
    <meta:editing-cycles>1</meta:editing-cycles>
    <meta:generator>OpenOffice.org/3.4.1$Win32 OpenOffice.org_project/341m1$Build-9593</meta:generator>
  </office:meta>
</office:document-meta>
</file>